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30]*[.C30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4]*[.C34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5]*[.C35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9]*[.C3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41]*[.C41]" office:value-type="currency" office:currency="EUR" office:value="21.57">
            <text:p>21,57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3]*[.C43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4]*[.C44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9]*[.C49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1]*[.C51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3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8]*[.C58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1]*[.C61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3]*[.C63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4]*[.C64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65]*[.C65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 office:value-type="currency" office:currency="EUR" office:value="5">
            <text:p>5,00 €</text:p>
          </table:table-cell>
          <table:table-cell table:style-name="ce26" office:value-type="float" office:value="1">
            <text:p>1</text:p>
          </table:table-cell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2">
            <text:p>5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6">
            <text:p>6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5]*[.C85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6]*[.C86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8]*[.C88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90]*[.C90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92:.D99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92]*[.C92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4]*[.C94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5]*[.C95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6]*[.C96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7]*[.C97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8]*[.C98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9]*[.C99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9])" office:value-type="currency" office:currency="EUR" office:value="344.7842">
            <text:p>344,78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100]+[.D101]" office:value-type="currency" office:currency="EUR" office:value="354.7842">
            <text:p>354,78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14:51:06.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06T14:51:20.21</dc:date>
    <meta:editing-duration>P8DT12H7M21S</meta:editing-duration>
    <meta:editing-cycles>585</meta:editing-cycles>
    <meta:document-statistic meta:table-count="1" meta:cell-count="324" meta:object-count="0"/>
  </office:meta>
</office:document-meta>
</file>